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78000000438825D76F77E620F3B.png" manifest:media-type="image/png"/>
  <manifest:file-entry manifest:full-path="Pictures/1000020100000780000004385542B8D8A48F69E2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6ad" officeooo:paragraph-rsid="0010a6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OS INVERTER CIRCUIT SCHEMATIC:<draw:frame draw:style-name="fr1" draw:name="Image1" text:anchor-type="char" svg:x="-0.0728in" svg:y="0.3228in" svg:width="6.9252in" svg:height="3.8953in" draw:z-index="0"><draw:image xlink:href="Pictures/1000020100000780000004385542B8D8A48F69E2.png" xlink:type="simple" xlink:show="embed" xlink:actuate="onLoad" loext:mime-type="image/png"/></draw:frame><draw:frame draw:style-name="fr1" draw:name="Image2" text:anchor-type="char" svg:x="-0.0728in" svg:y="5.6665in" svg:width="6.9252in" svg:height="3.8953in" draw:z-index="1"><draw:image xlink:href="Pictures/100002010000078000000438825D76F77E620F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3-11T02:21:35.746489071</meta:creation-date>
    <dc:date>2024-03-11T02:24:48.009939909</dc:date>
    <meta:editing-duration>PT3M12S</meta:editing-duration>
    <meta:editing-cycles>1</meta:editing-cycles>
    <meta:document-statistic meta:table-count="0" meta:image-count="2" meta:object-count="0" meta:page-count="1" meta:paragraph-count="1" meta:word-count="4" meta:character-count="32" meta:non-whitespace-character-count="29"/>
    <meta:generator>LibreOffice/6.4.7.2$Linux_X86_64 LibreOffice_project/40$Build-2</meta:generator>
  </office:meta>
</office:document-meta>
</file>